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start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start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start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start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DA:3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ch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tatu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vti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ti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powe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start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cnt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cnt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cnt;skip;daycnt;skip;daycnt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4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18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7:31:02.2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7:49:56.190000000</dc:date>
    <meta:editing-duration>P23DT22H34M37S</meta:editing-duration>
    <meta:editing-cycles>88</meta:editing-cycles>
    <meta:generator>LibreOffice/4.2.6.3$Windows_x86 LibreOffice_project/3fd416d4c6db7d3204c17ce57a1d70f6e531ee21</meta:generator>
    <meta:document-statistic meta:table-count="1" meta:cell-count="988" meta:object-count="0"/>
  </office:meta>
</office:document-meta>
</file>